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id_jeu</text:p>
          </table:table-cell>
        </table:table-row>
        <table:table-row table:style-name="ro1">
          <table:table-cell office:value-type="string" calcext:value-type="string">
            <text:p>Strate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cem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lex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s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cem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t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sourc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s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ui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cemen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se de Risqu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r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rt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ncher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r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cemen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flexi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uil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cemen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epl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cemen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rt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rategi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rt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nquet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luf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acement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epl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raf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ssourc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rategi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ssourc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lacement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art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essourc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essourc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rt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raf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flexi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ssourc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ssourc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art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asar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raf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lacement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essource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rte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lacement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essourc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luf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lacement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lacement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trategi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lacement 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ommerc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trategi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nquet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mmerc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art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essourc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mmerc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rt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sourc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flexion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rise de Risqu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lacement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rise de Risqu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rt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Imaginatio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operatio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maginatio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art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quip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lacement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asar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uile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lacement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rise de Risqu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lacement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eflexion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lacement 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asar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asard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lacement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rise de Risq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asar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arte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quip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operatio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nquet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lacement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asar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uile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lacement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asar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arte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essource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rise de Risqu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trategi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art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lacement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essource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arte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rise de Risqu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trategi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arte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rt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asard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/00/0000</text:date>, <text:time style:data-style-name="N2" text:time-value="23:22:17.4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2T11:10:23.497000000</meta:creation-date>
    <dc:date>2022-11-03T23:28:11.306000000</dc:date>
    <meta:editing-duration>PT15M15S</meta:editing-duration>
    <meta:editing-cycles>2</meta:editing-cycles>
    <meta:generator>LibreOffice/6.2.5.2$Windows_X86_64 LibreOffice_project/1ec314fa52f458adc18c4f025c545a4e8b22c159</meta:generator>
    <meta:document-statistic meta:table-count="1" meta:cell-count="254" meta:object-count="0"/>
  </office:meta>
</office:document-meta>
</file>